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ow to achieve parallelism kafka</text:p>
      <text:p text:style-name="Standard"/>
      <text:p text:style-name="Standard"><text:a xlink:type="simple" xlink:href="https://medium.com/@pushkarmandot/parallel-processing-at-scale-using-kafka-64ec6c7a4f93" text:style-name="Internet_20_link" text:visited-style-name="Visited_20_Internet_20_Link">https://medium.com/@pushkarmandot/parallel-processing-at-scale-using-kafka-64ec6c7a4f93</text:a></text:p>
      <text:p text:style-name="Standard"><text:a xlink:type="simple" xlink:href="https://dzone.com/articles/kafka-topic-architecture-replication-failover-and" text:style-name="Internet_20_link" text:visited-style-name="Visited_20_Internet_20_Link">https://dzone.com/articles/kafka-topic-architecture-replication-failover-and</text:a></text:p>
      <text:p text:style-name="Standard"><text:a xlink:type="simple" xlink:href="https://medium.com/@jhansireddy007/how-to-parallelise-kafka-consumers-59c8b0bbc37a" text:style-name="Internet_20_link" text:visited-style-name="Visited_20_Internet_20_Link">https://medium.com/@jhansireddy007/how-to-parallelise-kafka-consumers-59c8b0bbc37a</text:a></text:p>
      <text:p text:style-name="Standard"><text:a xlink:type="simple" xlink:href="https://medium.com/@jhansireddy007/basic-concepts-of-kafka-e49e7674585e" text:style-name="Internet_20_link" text:visited-style-name="Visited_20_Internet_20_Link">https://medium.com/@jhansireddy007/basic-concepts-of-kafka-e49e7674585e</text:a></text:p>
      <text:p text:style-name="Standard"><text:a xlink:type="simple" xlink:href="https://stackoverflow.com/questions/42664894/jms-vs-kafka-in-specific-conditions" text:style-name="Internet_20_link" text:visited-style-name="Visited_20_Internet_20_Link">https://stackoverflow.com/questions/42664894/jms-vs-kafka-in-specific-conditions</text:a></text:p>
      <text:p text:style-name="Standard"><text:a xlink:type="simple" xlink:href="https://www.stackchief.com/blog/JMS%20vs%20Kafka" text:style-name="Internet_20_link" text:visited-style-name="Visited_20_Internet_20_Link">https://www.stackchief.com/blog/JMS%20vs%20Kafka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1T13:20:32.738000000</meta:creation-date>
    <dc:date>2020-11-01T13:22:59.663000000</dc:date>
    <meta:editing-duration>PT2M27S</meta:editing-duration>
    <meta:editing-cycles>1</meta:editing-cycles>
    <meta:generator>LibreOffice/7.0.2.2$Windows_X86_64 LibreOffice_project/8349ace3c3162073abd90d81fd06dcfb6b36b994</meta:generator>
    <meta:document-statistic meta:table-count="0" meta:image-count="0" meta:object-count="0" meta:page-count="1" meta:paragraph-count="7" meta:word-count="11" meta:character-count="476" meta:non-whitespace-character-count="472"/>
  </office:meta>
</office:document-meta>
</file>